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484" calcext:value-type="float">
            <text:p>92.0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45384" calcext:value-type="float">
            <text:p>91.8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812" calcext:value-type="float">
            <text:p>91.6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2568" calcext:value-type="float">
            <text:p>91.4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8936" calcext:value-type="float">
            <text:p>91.3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1504" calcext:value-type="float">
            <text:p>91.2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7144" calcext:value-type="float">
            <text:p>90.6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3512" calcext:value-type="float">
            <text:p>90.5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892" calcext:value-type="float">
            <text:p>90.4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9032" calcext:value-type="float">
            <text:p>89.0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3568" calcext:value-type="float">
            <text:p>87.9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3656" calcext:value-type="float">
            <text:p>87.1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3824" calcext:value-type="float">
            <text:p>86.9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4624" calcext:value-type="float">
            <text:p>85.7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199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5736" calcext:value-type="float">
            <text:p>84.7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6464" calcext:value-type="float">
            <text:p>85.2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199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7224" calcext:value-type="float">
            <text:p>83.7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4803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988" calcext:value-type="float">
            <text:p>82.8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